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59c5c7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59c5c7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 style:data-style-name="N6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2" style:family="table-cell" style:parent-style-name="Default" style:data-style-name="N61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4" style:family="table-cell" style:parent-style-name="Default" style:data-style-name="N6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fff200" style:text-align-source="fix" style:repeat-content="false" fo:border-left="0.74pt solid #000000" fo:border-right="none" fo:border-top="none"/>
      <style:paragraph-properties fo:text-align="center" fo:margin-left="0mm"/>
    </style:style>
    <style:style style:name="ce37" style:family="table-cell" style:parent-style-name="Default" style:data-style-name="N6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38" style:family="table-cell" style:parent-style-name="Default" style:data-style-name="N61">
      <style:table-cell-properties fo:border-bottom="none" fo:background-color="#fff200" style:text-align-source="fix" style:repeat-content="false" fo:border-left="none" fo:border-right="0.74pt solid #000000" fo:border-top="none"/>
      <style:paragraph-properties fo:text-align="center" fo:margin-left="0mm"/>
    </style:style>
    <style:style style:name="ce39" style:family="table-cell" style:parent-style-name="Default">
      <style:table-cell-properties fo:background-color="#89c765" style:text-align-source="fix" style:repeat-content="false" fo:border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74pt solid #000000" fo:background-color="#fff200" style:text-align-source="fix" style:repeat-content="false" fo:border-left="0.74pt solid #000000" fo:border-right="none" fo:border-top="none"/>
      <style:paragraph-properties fo:text-align="center" fo:margin-left="0mm"/>
    </style:style>
    <style:style style:name="ce41" style:family="table-cell" style:parent-style-name="Default" style:data-style-name="N61">
      <style:table-cell-properties fo:border-bottom="0.74pt solid #000000" fo:background-color="#fff200" style:text-align-source="fix" style:repeat-content="false" fo:border-left="none" fo:border-right="0.74pt solid #000000" fo:border-top="none"/>
      <style:paragraph-properties fo:text-align="center" fo:margin-left="0mm"/>
    </style:style>
    <style:style style:name="ce42" style:family="table-cell" style:parent-style-name="Default" style:data-style-name="N61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mm"/>
      <style:text-properties fo:color="#111111"/>
    </style:style>
    <style:style style:name="ce43" style:family="table-cell" style:parent-style-name="Default" style:data-style-name="N61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column table:style-name="co2" table:default-cell-style-name="ce6"/>
        <table:table-column table:style-name="co1" table:default-cell-style-name="ce1"/>
        <table:table-column table:style-name="co3" table:default-cell-style-name="ce6"/>
        <table:table-column table:style-name="co1" table:default-cell-style-name="ce6"/>
        <table:table-column table:style-name="co4" table:default-cell-style-name="ce6"/>
        <table:table-column table:style-name="co1" table:default-cell-style-name="ce1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1" table:default-cell-style-name="ce1"/>
        <table:table-column table:style-name="co1" table:number-columns-repeated="3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7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number-columns-repeated="995" table:default-cell-style-name="ce1"/>
        <table:table-row table:style-name="ro1" table:number-rows-repeated="2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9" office:value-type="string" calcext:value-type="string" table:number-columns-spanned="8" table:number-rows-spanned="1">
            <text:p>Nan : too many constraints, lock of computer</text:p>
          </table:table-cell>
          <table:covered-table-cell table:number-columns-repeated="7"/>
          <table:table-cell table:number-columns-repeated="4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9" office:value-type="string" calcext:value-type="string" table:number-columns-spanned="5" table:number-rows-spanned="1">
            <text:p>TL : time loop too small to have a acceptable solution</text:p>
          </table:table-cell>
          <table:covered-table-cell table:number-columns-repeated="4"/>
          <table:table-cell table:number-columns-repeated="7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10"/>
          <table:table-cell table:style-name="ce9" office:value-type="string" calcext:value-type="string" table:number-columns-spanned="3" table:number-rows-spanned="1">
            <text:p>best solution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5"/>
          <table:table-cell table:style-name="ce9" office:value-type="string" calcext:value-type="string" table:number-columns-spanned="3" table:number-rows-spanned="1">
            <text:p>easy instance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4"/>
          <table:table-cell table:style-name="ce9" office:value-type="string" calcext:value-type="string" table:number-columns-spanned="3" table:number-rows-spanned="1">
            <text:p>multi execution jump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14"/>
          <table:table-cell table:style-name="ce9" office:value-type="string" calcext:value-type="string" table:number-columns-spanned="3" table:number-rows-spanned="1">
            <text:p>last added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Instance</text:p>
          </table:table-cell>
          <table:table-cell table:style-name="ce26" office:value-type="string" calcext:value-type="string" table:number-columns-spanned="2" table:number-rows-spanned="1">
            <text:p>CPX basic method (TL 5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CPX lazy constraint (TL 5m)</text:p>
          </table:table-cell>
          <table:covered-table-cell table:style-name="ce30"/>
          <table:table-cell table:style-name="ce39" office:value-type="string" calcext:value-type="string" table:number-columns-spanned="2" table:number-rows-spanned="1">
            <text:p>CPX lazy constraint (TL 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CPX lazy callback (TL 5m)</text:p>
          </table:table-cell>
          <table:covered-table-cell table:style-name="ce30"/>
          <table:table-cell table:style-name="ce39" office:value-type="string" calcext:value-type="string" table:number-columns-spanned="2" table:number-rows-spanned="1">
            <text:p>CPX lazy callback (TL 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Loop Method (TL 60sx5m)</text:p>
          </table:table-cell>
          <table:covered-table-cell table:style-name="ce30"/>
          <table:table-cell table:style-name="ce39" office:value-type="string" calcext:value-type="string" table:number-columns-spanned="2" table:number-rows-spanned="1">
            <text:p>Loop Method (TL 120x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Hard fixing (TL 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Hard fixing Rins (TL 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Soft assimmetric fixing (TL 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Soft fixing Rins (TL 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Tabu Search ( TL 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Ant Algorithm (TL 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Multi start ( TL 10m)</text:p>
          </table:table-cell>
          <table:covered-table-cell table:style-name="ce30"/>
          <table:table-cell table:number-columns-repeated="995"/>
        </table:table-row>
        <table:table-row table:style-name="ro1">
          <table:table-cell/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number-columns-repeated="99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538725" calcext:value-type="float">
            <text:p>2,45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37" office:value-type="float" office:value="20466152" calcext:value-type="float">
            <text:p>2,05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9492006" calcext:value-type="float">
            <text:p>1,95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37" office:value-type="float" office:value="19817279" calcext:value-type="float">
            <text:p>1,98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9773384" calcext:value-type="float">
            <text:p>1,98E+07</text:p>
          </table:table-cell>
          <table:table-cell table:style-name="ce35" office:value-type="string" calcext:value-type="string">
            <text:p>TL</text:p>
          </table:table-cell>
          <table:table-cell table:style-name="ce37" office:value-type="string" calcext:value-type="string">
            <text:p>TL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0682905" calcext:value-type="float">
            <text:p>2,07E+07</text:p>
          </table:table-cell>
          <table:table-cell table:style-name="ce35" office:value-type="float" office:value="349" calcext:value-type="float">
            <text:p>349</text:p>
          </table:table-cell>
          <table:table-cell table:style-name="ce42" office:value-type="float" office:value="18883760" calcext:value-type="float">
            <text:p>1,89E+07</text:p>
          </table:table-cell>
          <table:table-cell table:style-name="ce35" office:value-type="float" office:value="359" calcext:value-type="float">
            <text:p>359</text:p>
          </table:table-cell>
          <table:table-cell table:style-name="ce37" office:value-type="float" office:value="19681847" calcext:value-type="float">
            <text:p>1,97E+07</text:p>
          </table:table-cell>
          <table:table-cell table:style-name="ce35" office:value-type="float" office:value="355" calcext:value-type="float">
            <text:p>355</text:p>
          </table:table-cell>
          <table:table-cell table:style-name="ce42" office:value-type="float" office:value="18931834" calcext:value-type="float">
            <text:p>1,89E+07</text:p>
          </table:table-cell>
          <table:table-cell table:style-name="ce35" office:value-type="float" office:value="478" calcext:value-type="float">
            <text:p>478</text:p>
          </table:table-cell>
          <table:table-cell table:style-name="ce37" office:value-type="float" office:value="19536584" calcext:value-type="float">
            <text:p>1,95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2166774" calcext:value-type="float">
            <text:p>2,22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400251025534" calcext:value-type="float">
            <text:p>1,40E+12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23520055" calcext:value-type="float">
            <text:p>2,24E+08</text:p>
          </table:table-cell>
          <table:table-cell table:number-columns-repeated="99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1602350" calcext:value-type="float">
            <text:p>2,1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3756447" calcext:value-type="float">
            <text:p>2,3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0597222" calcext:value-type="float">
            <text:p>4,02E+09</text:p>
          </table:table-cell>
          <table:table-cell table:style-name="ce36"/>
          <table:table-cell table:style-name="ce38"/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36"/>
          <table:table-cell table:style-name="ce38"/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2022432325" calcext:value-type="float">
            <text:p>2,02E+09</text:p>
          </table:table-cell>
          <table:table-cell table:style-name="ce27" office:value-type="float" office:value="348" calcext:value-type="float">
            <text:p>348</text:p>
          </table:table-cell>
          <table:table-cell table:style-name="ce31" office:value-type="float" office:value="21571735" calcext:value-type="float">
            <text:p>2,16E+07</text:p>
          </table:table-cell>
          <table:table-cell table:style-name="ce27" office:value-type="float" office:value="541" calcext:value-type="float">
            <text:p>541</text:p>
          </table:table-cell>
          <table:table-cell table:style-name="ce32" office:value-type="float" office:value="21515031" calcext:value-type="float">
            <text:p>2,15E+07</text:p>
          </table:table-cell>
          <table:table-cell table:style-name="ce27" office:value-type="float" office:value="364" calcext:value-type="float">
            <text:p>364</text:p>
          </table:table-cell>
          <table:table-cell table:style-name="ce32" office:value-type="float" office:value="21545411" calcext:value-type="float">
            <text:p>2,1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244975" calcext:value-type="float">
            <text:p>2,4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00653305283" calcext:value-type="float">
            <text:p>1,3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6207786" calcext:value-type="float">
            <text:p>2,62E+07</text:p>
          </table:table-cell>
          <table:table-cell table:number-columns-repeated="995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5751915" calcext:value-type="float">
            <text:p>2,5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2487941" calcext:value-type="float">
            <text:p>7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2130478" calcext:value-type="float">
            <text:p>2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3468538" calcext:value-type="float">
            <text:p>2,35E+07</text:p>
          </table:table-cell>
          <table:table-cell table:style-name="ce27" office:value-type="float" office:value="577" calcext:value-type="float">
            <text:p>577</text:p>
          </table:table-cell>
          <table:table-cell table:style-name="ce31" office:value-type="float" office:value="23110362" calcext:value-type="float">
            <text:p>2,31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2688675" calcext:value-type="float">
            <text:p>2,27E+07</text:p>
          </table:table-cell>
          <table:table-cell table:style-name="ce27" office:value-type="float" office:value="304" calcext:value-type="float">
            <text:p>304</text:p>
          </table:table-cell>
          <table:table-cell table:style-name="ce31" office:value-type="float" office:value="22965099" calcext:value-type="float">
            <text:p>2,30E+07</text:p>
          </table:table-cell>
          <table:table-cell table:style-name="ce27" office:value-type="float" office:value="275" calcext:value-type="float">
            <text:p>275</text:p>
          </table:table-cell>
          <table:table-cell table:style-name="ce32" office:value-type="float" office:value="22797616" calcext:value-type="float">
            <text:p>2,28E+07</text:p>
          </table:table-cell>
          <table:table-cell table:style-name="ce27" office:value-type="float" office:value="178" calcext:value-type="float">
            <text:p>178</text:p>
          </table:table-cell>
          <table:table-cell table:style-name="ce32" office:value-type="float" office:value="22838287" calcext:value-type="float">
            <text:p>2,28E+07</text:p>
          </table:table-cell>
          <table:table-cell table:style-name="ce27" office:value-type="float" office:value="319" calcext:value-type="float">
            <text:p>319</text:p>
          </table:table-cell>
          <table:table-cell table:style-name="ce31" office:value-type="float" office:value="24290556" calcext:value-type="float">
            <text:p>2,4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6522379" calcext:value-type="float">
            <text:p>2,6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2284067208256" calcext:value-type="float">
            <text:p>1,02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8481562" calcext:value-type="float">
            <text:p>2,85E+07</text:p>
          </table:table-cell>
          <table:table-cell table:number-columns-repeated="995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7" office:value-type="float" office:value="301" calcext:value-type="float">
            <text:p>301</text:p>
          </table:table-cell>
          <table:table-cell table:style-name="ce31" office:value-type="float" office:value="31386005" calcext:value-type="float">
            <text:p>3,1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816674" calcext:value-type="float">
            <text:p>2,4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501420" calcext:value-type="float">
            <text:p>2,45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777895" calcext:value-type="float">
            <text:p>2,48E+07</text:p>
          </table:table-cell>
          <table:table-cell table:style-name="ce27" office:value-type="float" office:value="599" calcext:value-type="float">
            <text:p>599</text:p>
          </table:table-cell>
          <table:table-cell table:style-name="ce31" office:value-type="float" office:value="24795781" calcext:value-type="float">
            <text:p>2,48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392011" calcext:value-type="float">
            <text:p>2,54E+07</text:p>
          </table:table-cell>
          <table:table-cell table:style-name="ce27" office:value-type="float" office:value="419" calcext:value-type="float">
            <text:p>419</text:p>
          </table:table-cell>
          <table:table-cell table:style-name="ce32" office:value-type="float" office:value="24495740" calcext:value-type="float">
            <text:p>2,45E+07</text:p>
          </table:table-cell>
          <table:table-cell table:style-name="ce27" office:value-type="float" office:value="599" calcext:value-type="float">
            <text:p>599</text:p>
          </table:table-cell>
          <table:table-cell table:style-name="ce31" office:value-type="float" office:value="24860847" calcext:value-type="float">
            <text:p>2,49E+07</text:p>
          </table:table-cell>
          <table:table-cell table:style-name="ce27" office:value-type="float" office:value="299" calcext:value-type="float">
            <text:p>299</text:p>
          </table:table-cell>
          <table:table-cell table:style-name="ce31" office:value-type="float" office:value="25252375" calcext:value-type="float">
            <text:p>2,53E+07</text:p>
          </table:table-cell>
          <table:table-cell table:style-name="ce27" office:value-type="float" office:value="279" calcext:value-type="float">
            <text:p>279</text:p>
          </table:table-cell>
          <table:table-cell table:style-name="ce31" office:value-type="float" office:value="25300465" calcext:value-type="float">
            <text:p>2,5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9637275" calcext:value-type="float">
            <text:p>2,9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5390864250672" calcext:value-type="float">
            <text:p>1,35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1968770" calcext:value-type="float">
            <text:p>3,20E+07</text:p>
          </table:table-cell>
          <table:table-cell table:number-columns-repeated="995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00145583" calcext:value-type="float">
            <text:p>1,00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3321384" calcext:value-type="float">
            <text:p>7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022076852" calcext:value-type="float">
            <text:p>8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2" office:value-type="float" office:value="23999876" calcext:value-type="float">
            <text:p>2,40E+07</text:p>
          </table:table-cell>
          <table:table-cell table:style-name="ce27" office:value-type="float" office:value="538" calcext:value-type="float">
            <text:p>538</text:p>
          </table:table-cell>
          <table:table-cell table:style-name="ce31" office:value-type="float" office:value="23897926" calcext:value-type="float">
            <text:p>2,39E+07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70025262335" calcext:value-type="float">
            <text:p>7,0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594311" calcext:value-type="float">
            <text:p>2,46E+07</text:p>
          </table:table-cell>
          <table:table-cell table:style-name="ce27" office:value-type="float" office:value="83" calcext:value-type="float">
            <text:p>83</text:p>
          </table:table-cell>
          <table:table-cell table:style-name="ce31" office:value-type="float" office:value="9022823918" calcext:value-type="float">
            <text:p>9,02E+09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24110137" calcext:value-type="float">
            <text:p>2,41E+07</text:p>
          </table:table-cell>
          <table:table-cell table:style-name="ce27" office:value-type="float" office:value="571" calcext:value-type="float">
            <text:p>571</text:p>
          </table:table-cell>
          <table:table-cell table:style-name="ce31" office:value-type="float" office:value="24187326" calcext:value-type="float">
            <text:p>2,42E+07</text:p>
          </table:table-cell>
          <table:table-cell table:style-name="ce27" office:value-type="float" office:value="357" calcext:value-type="float">
            <text:p>357</text:p>
          </table:table-cell>
          <table:table-cell table:style-name="ce31" office:value-type="float" office:value="25044339" calcext:value-type="float">
            <text:p>2,5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7278020" calcext:value-type="float">
            <text:p>2,7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01862640640" calcext:value-type="float">
            <text:p>9,02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9780640" calcext:value-type="float">
            <text:p>2,30E+08</text:p>
          </table:table-cell>
          <table:table-cell table:number-columns-repeated="99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4866765" calcext:value-type="float">
            <text:p>4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024009597" calcext:value-type="float">
            <text:p>4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3024745874" calcext:value-type="float">
            <text:p>3,02E+09</text:p>
          </table:table-cell>
          <table:table-cell table:style-name="ce27" office:value-type="float" office:value="587" calcext:value-type="float">
            <text:p>587</text:p>
          </table:table-cell>
          <table:table-cell table:style-name="ce31" office:value-type="float" office:value="300024812408" calcext:value-type="float">
            <text:p>3,00E+11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7441155" calcext:value-type="float">
            <text:p>2,74E+07</text:p>
          </table:table-cell>
          <table:table-cell table:style-name="ce27" office:value-type="float" office:value="414" calcext:value-type="float">
            <text:p>414</text:p>
          </table:table-cell>
          <table:table-cell table:style-name="ce31" office:value-type="float" office:value="27090879" calcext:value-type="float">
            <text:p>2,71E+07</text:p>
          </table:table-cell>
          <table:table-cell table:style-name="ce36"/>
          <table:table-cell table:style-name="ce38"/>
          <table:table-cell table:style-name="ce27" office:value-type="float" office:value="540" calcext:value-type="float">
            <text:p>540</text:p>
          </table:table-cell>
          <table:table-cell table:style-name="ce31" office:value-type="float" office:value="24902559" calcext:value-type="float">
            <text:p>2,49E+07</text:p>
          </table:table-cell>
          <table:table-cell table:style-name="ce27" office:value-type="float" office:value="484" calcext:value-type="float">
            <text:p>484</text:p>
          </table:table-cell>
          <table:table-cell table:style-name="ce31" office:value-type="float" office:value="25181434" calcext:value-type="float">
            <text:p>2,5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7145052" calcext:value-type="float">
            <text:p>2,7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00667886236" calcext:value-type="float">
            <text:p>1,2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9690252" calcext:value-type="float">
            <text:p>2,97E+07</text:p>
          </table:table-cell>
          <table:table-cell table:number-columns-repeated="995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36"/>
          <table:table-cell table:style-name="ce38"/>
          <table:table-cell table:style-name="ce27" office:value-type="float" office:value="16" calcext:value-type="float">
            <text:p>16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36"/>
          <table:table-cell table:style-name="ce38"/>
          <table:table-cell table:style-name="ce27" office:value-type="float" office:value="8" calcext:value-type="float">
            <text:p>8</text:p>
          </table:table-cell>
          <table:table-cell table:style-name="ce31" office:value-type="float" office:value="8298669" calcext:value-type="float">
            <text:p>8,30E+06</text:p>
          </table:table-cell>
          <table:table-cell table:style-name="ce27" office:value-type="float" office:value="234" calcext:value-type="float">
            <text:p>23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418284" calcext:value-type="float">
            <text:p>8,42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225831" calcext:value-type="float">
            <text:p>8,2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531623" calcext:value-type="float">
            <text:p>9,5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18235728" calcext:value-type="float">
            <text:p>4,18E+08</text:p>
          </table:table-cell>
          <table:table-cell table:style-name="ce36"/>
          <table:table-cell table:style-name="ce38"/>
          <table:table-cell table:number-columns-repeated="995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192" calcext:value-type="float">
            <text:p>192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44" calcext:value-type="float">
            <text:p>44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57" calcext:value-type="float">
            <text:p>57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236" calcext:value-type="float">
            <text:p>236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471" calcext:value-type="float">
            <text:p>471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508" calcext:value-type="float">
            <text:p>508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308901" calcext:value-type="float">
            <text:p>9,3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7803374" calcext:value-type="float">
            <text:p>1,01E+11</text:p>
          </table:table-cell>
          <table:table-cell table:style-name="ce36"/>
          <table:table-cell table:style-name="ce38"/>
          <table:table-cell table:number-columns-repeated="995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31" calcext:value-type="float">
            <text:p>31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2" calcext:value-type="float">
            <text:p>22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36"/>
          <table:table-cell table:style-name="ce38"/>
          <table:table-cell table:style-name="ce27" office:value-type="float" office:value="4" calcext:value-type="float">
            <text:p>4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5" calcext:value-type="float">
            <text:p>25</text:p>
          </table:table-cell>
          <table:table-cell table:style-name="ce31" office:value-type="float" office:value="9877583" calcext:value-type="float">
            <text:p>9,88E+06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959102" calcext:value-type="float">
            <text:p>1,1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603823763375" calcext:value-type="float">
            <text:p>6,04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12869082" calcext:value-type="float">
            <text:p>2,13E+08</text:p>
          </table:table-cell>
          <table:table-cell table:number-columns-repeated="995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24" calcext:value-type="float">
            <text:p>24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85" calcext:value-type="float">
            <text:p>8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528" calcext:value-type="float">
            <text:p>528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35" calcext:value-type="float">
            <text:p>3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1" calcext:value-type="float">
            <text:p>11</text:p>
          </table:table-cell>
          <table:table-cell table:style-name="ce31" office:value-type="float" office:value="10274608" calcext:value-type="float">
            <text:p>1,03E+07</text:p>
          </table:table-cell>
          <table:table-cell table:style-name="ce27" office:value-type="float" office:value="264" calcext:value-type="float">
            <text:p>264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36"/>
          <table:table-cell table:style-name="ce38"/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1421364788" calcext:value-type="float">
            <text:p>3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223396" calcext:value-type="float">
            <text:p>1,22E+07</text:p>
          </table:table-cell>
          <table:table-cell table:number-columns-repeated="995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36"/>
          <table:table-cell table:style-name="ce38"/>
          <table:table-cell table:style-name="ce27" office:value-type="float" office:value="1" calcext:value-type="float">
            <text:p>1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36"/>
          <table:table-cell table:style-name="ce38"/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36"/>
          <table:table-cell table:style-name="ce38"/>
          <table:table-cell table:style-name="ce27" office:value-type="float" office:value="239" calcext:value-type="float">
            <text:p>239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56" calcext:value-type="float">
            <text:p>56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925296" calcext:value-type="float">
            <text:p>8,9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9181772" calcext:value-type="float">
            <text:p>1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09878" calcext:value-type="float">
            <text:p>1,00E+07</text:p>
          </table:table-cell>
          <table:table-cell table:number-columns-repeated="995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36"/>
          <table:table-cell table:style-name="ce38"/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36"/>
          <table:table-cell table:style-name="ce38"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7398128" calcext:value-type="float">
            <text:p>7,40E+06</text:p>
          </table:table-cell>
          <table:table-cell table:style-name="ce27" office:value-type="float" office:value="23" calcext:value-type="float">
            <text:p>23</text:p>
          </table:table-cell>
          <table:table-cell table:style-name="ce31" office:value-type="float" office:value="8127720" calcext:value-type="float">
            <text:p>8,1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648025" calcext:value-type="float">
            <text:p>9,6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19291665" calcext:value-type="float">
            <text:p>1,02E+09</text:p>
          </table:table-cell>
          <table:table-cell table:style-name="ce36"/>
          <table:table-cell table:style-name="ce38"/>
          <table:table-cell table:number-columns-repeated="995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6" calcext:value-type="float">
            <text:p>2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7" calcext:value-type="float">
            <text:p>27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40" calcext:value-type="float">
            <text:p>40</text:p>
          </table:table-cell>
          <table:table-cell table:style-name="ce31" office:value-type="float" office:value="9726219" calcext:value-type="float">
            <text:p>9,73E+06</text:p>
          </table:table-cell>
          <table:table-cell table:style-name="ce27" office:value-type="float" office:value="243" calcext:value-type="float">
            <text:p>24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10060763" calcext:value-type="float">
            <text:p>1,01E+07</text:p>
          </table:table-cell>
          <table:table-cell table:style-name="ce27" office:value-type="float" office:value="186" calcext:value-type="float">
            <text:p>18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674620" calcext:value-type="float">
            <text:p>1,07E+07</text:p>
          </table:table-cell>
          <table:table-cell table:style-name="ce27" office:value-type="string" calcext:value-type="string">
            <text:p>time</text:p>
          </table:table-cell>
          <table:table-cell table:style-name="ce31" office:value-type="float" office:value="19361200" calcext:value-type="float">
            <text:p>1,94E+07</text:p>
          </table:table-cell>
          <table:table-cell table:style-name="ce36"/>
          <table:table-cell table:style-name="ce38"/>
          <table:table-cell table:number-columns-repeated="995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34" calcext:value-type="float">
            <text:p>34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61" calcext:value-type="float">
            <text:p>61</text:p>
          </table:table-cell>
          <table:table-cell table:style-name="ce31" office:value-type="float" office:value="10330428" calcext:value-type="float">
            <text:p>1,03E+07</text:p>
          </table:table-cell>
          <table:table-cell table:style-name="ce27" office:value-type="float" office:value="95" calcext:value-type="float">
            <text:p>95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101" calcext:value-type="float">
            <text:p>101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232" calcext:value-type="float">
            <text:p>232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803176" calcext:value-type="float">
            <text:p>1,0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0022354830" calcext:value-type="float">
            <text:p>3,00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202900" calcext:value-type="float">
            <text:p>1,22E+07</text:p>
          </table:table-cell>
          <table:table-cell table:number-columns-repeated="995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225" calcext:value-type="float">
            <text:p>225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0" calcext:value-type="float">
            <text:p>30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82" calcext:value-type="float">
            <text:p>82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21" calcext:value-type="float">
            <text:p>21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36"/>
          <table:table-cell table:style-name="ce38"/>
          <table:table-cell table:style-name="ce27" office:value-type="float" office:value="116" calcext:value-type="float">
            <text:p>116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65" calcext:value-type="float">
            <text:p>65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7" calcext:value-type="float">
            <text:p>37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63" calcext:value-type="float">
            <text:p>363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550479" calcext:value-type="float">
            <text:p>8,5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1818799065" calcext:value-type="float">
            <text:p>3,02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066851" calcext:value-type="float">
            <text:p>9,07E+06</text:p>
          </table:table-cell>
          <table:table-cell table:number-columns-repeated="995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27" office:value-type="float" office:value="88" calcext:value-type="float">
            <text:p>88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142" calcext:value-type="float">
            <text:p>142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149" calcext:value-type="float">
            <text:p>149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7" calcext:value-type="float">
            <text:p>67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3" calcext:value-type="float">
            <text:p>63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291" calcext:value-type="float">
            <text:p>291</text:p>
          </table:table-cell>
          <table:table-cell table:style-name="ce31" office:value-type="float" office:value="7928816" calcext:value-type="float">
            <text:p>7,93E+06</text:p>
          </table:table-cell>
          <table:table-cell table:style-name="ce27" office:value-type="float" office:value="540" calcext:value-type="float">
            <text:p>54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2" calcext:value-type="float">
            <text:p>62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154860" calcext:value-type="float">
            <text:p>9,1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9791885" calcext:value-type="float">
            <text:p>1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594937" calcext:value-type="float">
            <text:p>9,59E+06</text:p>
          </table:table-cell>
          <table:table-cell table:number-columns-repeated="995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140" calcext:value-type="float">
            <text:p>14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213" calcext:value-type="float">
            <text:p>213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91" calcext:value-type="float">
            <text:p>491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36"/>
          <table:table-cell table:style-name="ce38"/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120" calcext:value-type="float">
            <text:p>12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03" calcext:value-type="float">
            <text:p>403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04" calcext:value-type="float">
            <text:p>404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266734" calcext:value-type="float">
            <text:p>9,27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19536410" calcext:value-type="float">
            <text:p>1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677896" calcext:value-type="float">
            <text:p>9,68E+06</text:p>
          </table:table-cell>
          <table:table-cell table:number-columns-repeated="995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27" office:value-type="float" office:value="102" calcext:value-type="float">
            <text:p>102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161" calcext:value-type="float">
            <text:p>161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211" calcext:value-type="float">
            <text:p>211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46" calcext:value-type="float">
            <text:p>46</text:p>
          </table:table-cell>
          <table:table-cell table:style-name="ce31" office:value-type="float" office:value="9208904" calcext:value-type="float">
            <text:p>9,21E+06</text:p>
          </table:table-cell>
          <table:table-cell table:style-name="ce27" office:value-type="float" office:value="342" calcext:value-type="float">
            <text:p>342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9267044" calcext:value-type="float">
            <text:p>9,27E+06</text:p>
          </table:table-cell>
          <table:table-cell table:style-name="ce36"/>
          <table:table-cell table:style-name="ce38"/>
          <table:table-cell table:style-name="ce27" office:value-type="float" office:value="305" calcext:value-type="float">
            <text:p>305</text:p>
          </table:table-cell>
          <table:table-cell table:style-name="ce31" office:value-type="float" office:value="9208904" calcext:value-type="float">
            <text:p>9,21E+06</text:p>
          </table:table-cell>
          <table:table-cell table:style-name="ce36"/>
          <table:table-cell table:style-name="ce38"/>
          <table:table-cell table:style-name="ce27" office:value-type="float" office:value="346" calcext:value-type="float">
            <text:p>346</text:p>
          </table:table-cell>
          <table:table-cell table:style-name="ce31" office:value-type="float" office:value="8348821" calcext:value-type="float">
            <text:p>8,35E+06</text:p>
          </table:table-cell>
          <table:table-cell table:style-name="ce27" office:value-type="float" office:value="358" calcext:value-type="float">
            <text:p>358</text:p>
          </table:table-cell>
          <table:table-cell table:style-name="ce31" office:value-type="float" office:value="13032445510" calcext:value-type="float">
            <text:p>1,30E+10</text:p>
          </table:table-cell>
          <table:table-cell table:style-name="ce36"/>
          <table:table-cell table:style-name="ce38"/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221003268" calcext:value-type="float">
            <text:p>2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1122023" calcext:value-type="float">
            <text:p>1,11E+07</text:p>
          </table:table-cell>
          <table:table-cell table:number-columns-repeated="995"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27" office:value-type="float" office:value="300" calcext:value-type="float">
            <text:p>300</text:p>
          </table:table-cell>
          <table:table-cell table:style-name="ce32" office:value-type="float" office:value="199013884" calcext:value-type="float">
            <text:p>1,99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2036736582" calcext:value-type="float">
            <text:p>1,2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036973422" calcext:value-type="float">
            <text:p>1,20E+10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3034420802" calcext:value-type="float">
            <text:p>1,30E+10</text:p>
          </table:table-cell>
          <table:table-cell table:style-name="ce27" office:value-type="float" office:value="110" calcext:value-type="float">
            <text:p>110</text:p>
          </table:table-cell>
          <table:table-cell table:style-name="ce31" office:value-type="float" office:value="1700032464385" calcext:value-type="float">
            <text:p>1,70E+12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45022467874" calcext:value-type="float">
            <text:p>4,50E+10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40119026" calcext:value-type="float">
            <text:p>4,01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1033207385" calcext:value-type="float">
            <text:p>1,10E+10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6028766540" calcext:value-type="float">
            <text:p>1,60E+10</text:p>
          </table:table-cell>
          <table:table-cell table:style-name="ce27" office:value-type="float" office:value="296" calcext:value-type="float">
            <text:p>296</text:p>
          </table:table-cell>
          <table:table-cell table:style-name="ce31" office:value-type="float" office:value="15031026904" calcext:value-type="float">
            <text:p>1,50E+10</text:p>
          </table:table-cell>
          <table:table-cell table:style-name="ce27" office:value-type="float" office:value="275" calcext:value-type="float">
            <text:p>275</text:p>
          </table:table-cell>
          <table:table-cell table:style-name="ce31" office:value-type="float" office:value="3035073075" calcext:value-type="float">
            <text:p>3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662886371" calcext:value-type="float">
            <text:p>2,03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7884719155389" calcext:value-type="float">
            <text:p>3,79E+13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450458510" calcext:value-type="float">
            <text:p>2,02E+11</text:p>
          </table:table-cell>
          <table:table-cell table:number-columns-repeated="995"/>
        </table:table-row>
        <table:table-row table:style-name="ro1">
          <table:table-cell table:style-name="ce23" office:value-type="float" office:value="21" calcext:value-type="float">
            <text:p>21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16819390" calcext:value-type="float">
            <text:p>1,17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041800997" calcext:value-type="float">
            <text:p>8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48036808" calcext:value-type="float">
            <text:p>2,05E+09</text:p>
          </table:table-cell>
          <table:table-cell table:style-name="ce27" office:value-type="float" office:value="117" calcext:value-type="float">
            <text:p>117</text:p>
          </table:table-cell>
          <table:table-cell table:style-name="ce31" office:value-type="float" office:value="15036654409" calcext:value-type="float">
            <text:p>1,50E+10</text:p>
          </table:table-cell>
          <table:table-cell table:style-name="ce27" office:value-type="float" office:value="96" calcext:value-type="float">
            <text:p>96</text:p>
          </table:table-cell>
          <table:table-cell table:style-name="ce31" office:value-type="float" office:value="1300038680713" calcext:value-type="float">
            <text:p>1,30E+12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31028445555" calcext:value-type="float">
            <text:p>3,10E+10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47035542" calcext:value-type="float">
            <text:p>4,70E+07</text:p>
          </table:table-cell>
          <table:table-cell table:style-name="ce27" office:value-type="float" office:value="280" calcext:value-type="float">
            <text:p>280</text:p>
          </table:table-cell>
          <table:table-cell table:style-name="ce31" office:value-type="float" office:value="5043496450" calcext:value-type="float">
            <text:p>5,04E+09</text:p>
          </table:table-cell>
          <table:table-cell table:style-name="ce27" office:value-type="float" office:value="460" calcext:value-type="float">
            <text:p>460</text:p>
          </table:table-cell>
          <table:table-cell table:style-name="ce31" office:value-type="float" office:value="2043396232" calcext:value-type="float">
            <text:p>2,04E+09</text:p>
          </table:table-cell>
          <table:table-cell table:style-name="ce27" office:value-type="float" office:value="341" calcext:value-type="float">
            <text:p>341</text:p>
          </table:table-cell>
          <table:table-cell table:style-name="ce31" office:value-type="float" office:value="4040511508" calcext:value-type="float">
            <text:p>4,04E+09</text:p>
          </table:table-cell>
          <table:table-cell table:style-name="ce36"/>
          <table:table-cell table:style-name="ce38"/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672153596" calcext:value-type="float">
            <text:p>2,03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63042712523612" calcext:value-type="float">
            <text:p>6,30E+13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060408078" calcext:value-type="float">
            <text:p>2,01E+11</text:p>
          </table:table-cell>
          <table:table-cell table:number-columns-repeated="995"/>
        </table:table-row>
        <table:table-row table:style-name="ro1">
          <table:table-cell table:style-name="ce23" office:value-type="float" office:value="26" calcext:value-type="float">
            <text:p>2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3357854" calcext:value-type="float">
            <text:p>2,3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9077001" calcext:value-type="float">
            <text:p>7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021914900" calcext:value-type="float">
            <text:p>4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2937658" calcext:value-type="float">
            <text:p>2,29E+07</text:p>
          </table:table-cell>
          <table:table-cell table:style-name="ce27" office:value-type="float" office:value="399" calcext:value-type="float">
            <text:p>399</text:p>
          </table:table-cell>
          <table:table-cell table:style-name="ce31" office:value-type="float" office:value="22624578" calcext:value-type="float">
            <text:p>2,26E+07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90002517674" calcext:value-type="float">
            <text:p>9,00E+10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2676585" calcext:value-type="float">
            <text:p>2,27E+07</text:p>
          </table:table-cell>
          <table:table-cell table:style-name="ce27" office:value-type="float" office:value="558" calcext:value-type="float">
            <text:p>558</text:p>
          </table:table-cell>
          <table:table-cell table:style-name="ce31" office:value-type="float" office:value="22782084" calcext:value-type="float">
            <text:p>2,28E+07</text:p>
          </table:table-cell>
          <table:table-cell table:style-name="ce27" office:value-type="float" office:value="579" calcext:value-type="float">
            <text:p>579</text:p>
          </table:table-cell>
          <table:table-cell table:style-name="ce31" office:value-type="float" office:value="22401570" calcext:value-type="float">
            <text:p>2,24E+07</text:p>
          </table:table-cell>
          <table:table-cell table:style-name="ce27" office:value-type="float" office:value="479" calcext:value-type="float">
            <text:p>479</text:p>
          </table:table-cell>
          <table:table-cell table:style-name="ce31" office:value-type="float" office:value="22436199" calcext:value-type="float">
            <text:p>2,24E+07</text:p>
          </table:table-cell>
          <table:table-cell table:style-name="ce36"/>
          <table:table-cell table:style-name="ce38"/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282996" calcext:value-type="float">
            <text:p>2,43E+07</text:p>
          </table:table-cell>
          <table:table-cell table:style-name="ce36"/>
          <table:table-cell table:style-name="ce38"/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770362" calcext:value-type="float">
            <text:p>2,48E+07</text:p>
          </table:table-cell>
          <table:table-cell table:number-columns-repeated="995"/>
        </table:table-row>
        <table:table-row table:style-name="ro1">
          <table:table-cell table:style-name="ce23" office:value-type="float" office:value="27" calcext:value-type="float">
            <text:p>27</text:p>
          </table:table-cell>
          <table:table-cell table:style-name="ce27" office:value-type="string" calcext:value-type="string">
            <text:p>nan</text:p>
          </table:table-cell>
          <table:table-cell table:style-name="ce33" office:value-type="string" calcext:value-type="string">
            <text:p>nan</text:p>
          </table:table-cell>
          <table:table-cell table:style-name="ce36"/>
          <table:table-cell table:style-name="ce38"/>
          <table:table-cell table:style-name="ce36"/>
          <table:table-cell table:style-name="ce38"/>
          <table:table-cell table:style-name="ce27" office:value-type="float" office:value="299" calcext:value-type="float">
            <text:p>299</text:p>
          </table:table-cell>
          <table:table-cell table:style-name="ce31" office:value-type="float" office:value="23942619" calcext:value-type="float">
            <text:p>2,39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477807" calcext:value-type="float">
            <text:p>2,45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36"/>
          <table:table-cell table:style-name="ce38"/>
          <table:table-cell table:style-name="ce27" office:value-type="float" office:value="479" calcext:value-type="float">
            <text:p>479</text:p>
          </table:table-cell>
          <table:table-cell table:style-name="ce31" office:value-type="float" office:value="22581914" calcext:value-type="float">
            <text:p>2,26E+07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23769368" calcext:value-type="float">
            <text:p>2,38E+07</text:p>
          </table:table-cell>
          <table:table-cell table:style-name="ce36"/>
          <table:table-cell table:style-name="ce38"/>
          <table:table-cell table:style-name="ce36"/>
          <table:table-cell table:style-name="ce38"/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478242" calcext:value-type="float">
            <text:p>2,5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01857936364" calcext:value-type="float">
            <text:p>1,3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691005" calcext:value-type="float">
            <text:p>2,57E+07</text:p>
          </table:table-cell>
          <table:table-cell table:number-columns-repeated="995"/>
        </table:table-row>
        <table:table-row table:style-name="ro1">
          <table:table-cell table:style-name="ce23" office:value-type="float" office:value="28" calcext:value-type="float">
            <text:p>28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7024185280" calcext:value-type="float">
            <text:p>1,7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5025464037" calcext:value-type="float">
            <text:p>5,03E+09</text:p>
          </table:table-cell>
          <table:table-cell table:style-name="ce27" office:value-type="float" office:value="204" calcext:value-type="float">
            <text:p>204</text:p>
          </table:table-cell>
          <table:table-cell table:style-name="ce31" office:value-type="float" office:value="12024720134" calcext:value-type="float">
            <text:p>1,2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500025913625" calcext:value-type="float">
            <text:p>5,00E+11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240" calcext:value-type="float">
            <text:p>240</text:p>
          </table:table-cell>
          <table:table-cell table:style-name="ce31" office:value-type="float" office:value="28368663" calcext:value-type="float">
            <text:p>2,8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6389268" calcext:value-type="float">
            <text:p>4,03E+09</text:p>
          </table:table-cell>
          <table:table-cell table:style-name="ce27" office:value-type="float" office:value="281" calcext:value-type="float">
            <text:p>281</text:p>
          </table:table-cell>
          <table:table-cell table:style-name="ce31" office:value-type="float" office:value="2025955851" calcext:value-type="float">
            <text:p>2,03E+09</text:p>
          </table:table-cell>
          <table:table-cell table:style-name="ce27" office:value-type="float" office:value="419" calcext:value-type="float">
            <text:p>419</text:p>
          </table:table-cell>
          <table:table-cell table:style-name="ce32" office:value-type="float" office:value="26977640" calcext:value-type="float">
            <text:p>2,70E+07</text:p>
          </table:table-cell>
          <table:table-cell table:style-name="ce27" office:value-type="float" office:value="356" calcext:value-type="float">
            <text:p>356</text:p>
          </table:table-cell>
          <table:table-cell table:style-name="ce31" office:value-type="float" office:value="3026020905" calcext:value-type="float">
            <text:p>3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029185520" calcext:value-type="float">
            <text:p>2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77164858433520" calcext:value-type="float">
            <text:p>1,77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0633837220" calcext:value-type="float">
            <text:p>2,01E+11</text:p>
          </table:table-cell>
          <table:table-cell table:number-columns-repeated="995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8" office:value-type="string" calcext:value-type="string">
            <text:p>nan</text:p>
          </table:table-cell>
          <table:table-cell table:style-name="ce34" office:value-type="string" calcext:value-type="string">
            <text:p>nan</text:p>
          </table:table-cell>
          <table:table-cell table:style-name="ce28" office:value-type="float" office:value="300" calcext:value-type="float">
            <text:p>300</text:p>
          </table:table-cell>
          <table:table-cell table:style-name="ce34" office:value-type="float" office:value="100000000000" calcext:value-type="float">
            <text:p>1,00E+11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3028564664" calcext:value-type="float">
            <text:p>3,03E+09</text:p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float" office:value="93003055385" calcext:value-type="float">
            <text:p>9,30E+10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3000024652312" calcext:value-type="float">
            <text:p>3,00E+12</text:p>
          </table:table-cell>
          <table:table-cell table:style-name="ce28" office:value-type="string" calcext:value-type="string">
            <text:p>TL</text:p>
          </table:table-cell>
          <table:table-cell table:style-name="ce34" office:value-type="string" calcext:value-type="string">
            <text:p>TL</text:p>
          </table:table-cell>
          <table:table-cell table:style-name="ce40"/>
          <table:table-cell table:style-name="ce41"/>
          <table:table-cell table:style-name="ce28" office:value-type="float" office:value="538" calcext:value-type="float">
            <text:p>538</text:p>
          </table:table-cell>
          <table:table-cell table:style-name="ce34" office:value-type="float" office:value="2027278253" calcext:value-type="float">
            <text:p>2,03E+09</text:p>
          </table:table-cell>
          <table:table-cell table:style-name="ce28" office:value-type="float" office:value="360" calcext:value-type="float">
            <text:p>360</text:p>
          </table:table-cell>
          <table:table-cell table:style-name="ce34" office:value-type="float" office:value="92002257447" calcext:value-type="float">
            <text:p>9,20E+10</text:p>
          </table:table-cell>
          <table:table-cell table:style-name="ce28" office:value-type="float" office:value="592" calcext:value-type="float">
            <text:p>592</text:p>
          </table:table-cell>
          <table:table-cell table:style-name="ce43" office:value-type="float" office:value="7026260313" calcext:value-type="float">
            <text:p>7,03E+09</text:p>
          </table:table-cell>
          <table:table-cell table:style-name="ce28" office:value-type="float" office:value="360" calcext:value-type="float">
            <text:p>360</text:p>
          </table:table-cell>
          <table:table-cell table:style-name="ce34" office:value-type="float" office:value="91002769763" calcext:value-type="float">
            <text:p>9,10E+10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00834360065" calcext:value-type="float">
            <text:p>2,01E+11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20008248967458" calcext:value-type="float">
            <text:p>2,20E+14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01033935173" calcext:value-type="float">
            <text:p>2,01E+11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 table:number-rows-repeated="26">
          <table:table-cell table:style-name="Default" table:number-columns-repeated="12"/>
          <table:table-cell table:style-name="ce1" table:number-columns-repeated="3"/>
          <table:table-cell table:number-columns-repeated="1009"/>
        </table:table-row>
        <table:table-row table:style-name="ro1" table:number-rows-repeated="5">
          <table:table-cell table:style-name="Default" table:number-columns-repeated="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16:20:52.786450133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0:14:59.676845928</meta:creation-date>
    <dc:date>2018-07-12T16:48:26.058004584</dc:date>
    <meta:editing-duration>PT41M25S</meta:editing-duration>
    <meta:editing-cycles>7</meta:editing-cycles>
    <meta:generator>LibreOffice/5.4.6.2$Linux_X86_64 LibreOffice_project/40m0$Build-2</meta:generator>
    <meta:document-statistic meta:table-count="1" meta:cell-count="685" meta:object-count="0"/>
  </office:meta>
</office:document-meta>
</file>